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ferenceBeanConverterImpl.update( Session session , Node parentNode , BeanDescriptor beanDescriptor , ClassDescriptor beanClassDescriptor , Object object , ClassDescriptor parentClassDescriptor , Object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erenceBeanConverterImpl.insert( Session session , Node parentNode , BeanDescriptor beanDescriptor , ClassDescriptor beanClassDescriptor , Object object , ClassDescriptor parentClassDescriptor , Object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erenceBeanConverterImpl.updateReferenceProperty( Node parentNode , BeanDescriptor beanDescriptor , ClassDescriptor beanClassDescriptor , Object objec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ferenceBeanConverterImpl.ReferenceBeanConverterImpl( Mapper mapper , ObjectConverter objectConverter , AtomicTypeConverterProvider atomicTypeConverter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erenceBeanConverterImpl.remove( Session session , Node parentNode , BeanDescriptor beanDescriptor , ClassDescriptor beanClassDescriptor , Object object , ClassDescriptor parentClassDescriptor , Object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erenceBeanConverterImpl.getObject( Session session , Node parentNode , BeanDescriptor beanDescriptor , ClassDescriptor beanClassDescriptor , Class beanClass , Object par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